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mily-generic="swiss"/>
    <style:font-face style:name="Lucida Sans1" svg:font-family="'Lucida Sans'" style:font-family-generic="swiss"/>
    <style:font-face style:name="Calibri" svg:font-family="Calibri"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lain_20_Text">
      <style:text-properties style:font-name="Calibri" fo:font-size="11pt" style:font-size-asian="11pt" style:font-name-complex="Calibri" style:font-size-complex="11pt"/>
    </style:style>
    <style:style style:name="P2" style:family="paragraph" style:parent-style-name="Plain_20_Text">
      <style:text-properties style:font-name="Calibri" fo:font-size="11pt" style:font-size-asian="11pt" style:font-name-complex="Calibri" style:font-size-complex="11pt"/>
    </style:style>
    <style:style style:name="P3" style:family="paragraph" style:parent-style-name="Plain_20_Text">
      <style:text-properties style:font-name="Calibri" fo:font-size="11pt" fo:font-weight="bold" style:font-size-asian="11pt" style:font-weight-asian="bold" style:font-name-complex="Calibri" style:font-size-complex="11pt"/>
    </style:style>
    <style:style style:name="P4" style:family="paragraph" style:parent-style-name="Plain_20_Text" style:master-page-name="Standard">
      <style:paragraph-properties style:page-number="auto"/>
      <style:text-properties style:font-name="Calibri" fo:font-size="11pt" style:font-size-asian="11pt" style:font-name-complex="Calibri" style:font-size-complex="11pt"/>
    </style:style>
    <style:style style:name="P5" style:family="paragraph">
      <style:paragraph-properties style:writing-mode="lr-tb"/>
    </style:style>
    <style:style style:name="T1" style:family="text">
      <style:text-properties style:font-name="Calibri" fo:font-size="11pt" style:font-size-asian="11pt" style:font-name-complex="Calibri" style:font-size-complex="11pt"/>
    </style:style>
    <style:style style:name="T2" style:family="text">
      <style:text-properties style:font-name="Times New Roman" style:font-name-complex="Times New Roman" text:display="true"/>
    </style:style>
    <style:style style:name="T3" style:family="text">
      <style:text-properties style:font-name="Calibri" fo:font-size="11pt" style:font-size-asian="11pt" style:font-name-complex="Calibri" style:font-size-complex="11pt"/>
    </style:style>
    <style:style style:name="T4" style:family="text">
      <style:text-properties style:font-name="Calibri" fo:font-size="11pt" style:font-size-asian="11pt" style:font-name-complex="Calibri" style:font-size-complex="11pt" text:display="true"/>
    </style:style>
    <style:style style:name="T5" style:family="text">
      <style:text-properties fo:color="#000000" style:font-name="Calibri" fo:font-size="11pt" style:font-size-asian="11pt" style:font-name-complex="Calibri" style:font-size-complex="11pt"/>
    </style:style>
    <style:style style:name="T6" style:family="text">
      <style:text-properties fo:color="#000000" style:font-name="Calibri" fo:font-size="11pt" fo:background-color="#ffffff" style:font-size-asian="11pt" style:font-name-complex="Calibri" style:font-size-complex="11pt"/>
    </style:style>
    <style:style style:name="T7" style:family="text">
      <style:text-properties style:font-name="Times New Roman" style:font-name-complex="Times New Roman" text:display="true"/>
    </style:style>
    <style:style style:name="T8"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tracked-changes>
        <text:changed-region xml:id="ct534815792" text:id="ct534815792">
          <text:deletion>
            <office:change-info>
              <dc:creator>J Lovejoy</dc:creator>
              <dc:date>2012-11-14T09:43:00</dc:date>
            </office:change-info>
            <text:p text:style-name="Plain_20_Text"><text:span text:style-name="T1">analyzing </text:span></text:p>
          </text:deletion>
        </text:changed-region>
        <text:changed-region xml:id="ct534835312" text:id="ct534835312">
          <text:insertion>
            <office:change-info>
              <dc:creator>J Lovejoy</dc:creator>
              <dc:date>2012-11-14T09:43:00</dc:date>
            </office:change-info>
          </text:insertion>
        </text:changed-region>
        <text:changed-region xml:id="ct534817872" text:id="ct534817872">
          <text:deletion>
            <office:change-info>
              <dc:creator>J Lovejoy</dc:creator>
              <dc:date>2012-11-14T09:43:00</dc:date>
            </office:change-info>
            <text:p text:style-name="Plain_20_Text"><text:span text:style-name="T1">analyze </text:span></text:p>
          </text:deletion>
        </text:changed-region>
        <text:changed-region xml:id="ct534835216" text:id="ct534835216">
          <text:insertion>
            <office:change-info>
              <dc:creator>J Lovejoy</dc:creator>
              <dc:date>2012-11-14T09:43:00</dc:date>
            </office:change-info>
          </text:insertion>
        </text:changed-region>
        <text:changed-region xml:id="ct534833200" text:id="ct534833200">
          <text:insertion>
            <office:change-info>
              <dc:creator>J Lovejoy</dc:creator>
              <dc:date>2012-11-14T09:24:00</dc:date>
            </office:change-info>
          </text:insertion>
        </text:changed-region>
        <text:changed-region xml:id="ct463438944" text:id="ct463438944">
          <text:deletion>
            <office:change-info>
              <dc:creator>J Lovejoy</dc:creator>
              <dc:date>2012-11-14T09:24:00</dc:date>
            </office:change-info>
            <text:p text:style-name="Plain_20_Text"><text:span text:style-name="T1">Provides access to source code. i.e., Source code is required to be provided to licensees </text:span><text:span text:style-name="Comment_20_Reference"><text:span text:style-name="T2"><office:annotation><dc:creator>J Lovejoy</dc:creator><dc:date>2012-11-13T19:24:00</dc:date><text:p text:style-name="P5"><text:span text:style-name="T8">In some cases, isn't the access to the source code more implied than required? <text:s/>For example, the BSD license doesn't really mention "having to" provide the source code, but in order to exercise the rights granted the source code would need to be provided</text:span></text:p></office:annotation></text:span></text:span><text:span text:style-name="T1">with the distribution of the software or available to the licensee upon request.</text:span></text:p>
          </text:deletion>
        </text:changed-region>
        <text:changed-region xml:id="ct534833776" text:id="ct534833776">
          <text:insertion>
            <office:change-info>
              <dc:creator>J Lovejoy</dc:creator>
              <dc:date>2012-11-14T09:37:00</dc:date>
            </office:change-info>
          </text:insertion>
        </text:changed-region>
        <text:changed-region xml:id="ct534833488" text:id="ct534833488">
          <text:deletion>
            <office:change-info>
              <dc:creator>J Lovejoy</dc:creator>
              <dc:date>2012-11-14T09:33:00</dc:date>
            </office:change-info>
            <text:p text:style-name="Plain_20_Text"><text:span text:style-name="T1">, and (e) the rights of such distributees are the same as those of the original licensee</text:span></text:p>
          </text:deletion>
        </text:changed-region>
        <text:changed-region xml:id="ct534833872" text:id="ct534833872">
          <text:insertion>
            <office:change-info>
              <dc:creator>J Lovejoy</dc:creator>
              <dc:date>2012-11-14T09:37:00</dc:date>
            </office:change-info>
          </text:insertion>
        </text:changed-region>
        <text:changed-region xml:id="ct534834512" text:id="ct534834512">
          <text:deletion>
            <office:change-info>
              <dc:creator>J Lovejoy</dc:creator>
              <dc:date>2012-11-14T09:39:00</dc:date>
            </office:change-info>
            <text:p text:style-name="Plain_20_Text"><text:span text:style-name="T1">derivative works </text:span></text:p>
          </text:deletion>
        </text:changed-region>
        <text:changed-region xml:id="ct534834224" text:id="ct534834224">
          <text:insertion>
            <office:change-info>
              <dc:creator>J Lovejoy</dc:creator>
              <dc:date>2012-11-14T09:39:00</dc:date>
            </office:change-info>
          </text:insertion>
        </text:changed-region>
        <text:changed-region xml:id="ct534834416" text:id="ct534834416">
          <text:deletion>
            <office:change-info>
              <dc:creator>J Lovejoy</dc:creator>
              <dc:date>2012-11-14T09:39:00</dc:date>
            </office:change-info>
            <text:p text:style-name="Plain_20_Text"><text:span text:style-name="T1">ion</text:span></text:p>
          </text:deletion>
        </text:changed-region>
        <text:changed-region xml:id="ct534834320" text:id="ct534834320">
          <text:deletion>
            <office:change-info>
              <dc:creator>J Lovejoy</dc:creator>
              <dc:date>2012-11-14T09:39:00</dc:date>
            </office:change-info>
            <text:p text:style-name="Plain_20_Text"><text:span text:style-name="T1">of same</text:span></text:p>
          </text:deletion>
        </text:changed-region>
        <text:changed-region xml:id="ct534833968" text:id="ct534833968">
          <text:insertion>
            <office:change-info>
              <dc:creator>J Lovejoy</dc:creator>
              <dc:date>2012-11-14T09:39:00</dc:date>
            </office:change-info>
          </text:insertion>
        </text:changed-region>
        <text:changed-region xml:id="ct534834608" text:id="ct534834608">
          <text:insertion>
            <office:change-info>
              <dc:creator>J Lovejoy</dc:creator>
              <dc:date>2012-11-14T09:41:00</dc:date>
            </office:change-info>
          </text:insertion>
        </text:changed-region>
        <text:changed-region xml:id="ct534835120" text:id="ct534835120">
          <text:insertion>
            <office:change-info>
              <dc:creator>J Lovejoy</dc:creator>
              <dc:date>2012-11-14T09:42:00</dc:date>
            </office:change-info>
          </text:insertion>
        </text:changed-region>
        <text:changed-region xml:id="ct534834704" text:id="ct534834704">
          <text:insertion>
            <office:change-info>
              <dc:creator>J Lovejoy</dc:creator>
              <dc:date>2012-11-14T09:41:00</dc:date>
            </office:change-info>
          </text:insertion>
        </text:changed-region>
        <text:changed-region xml:id="ct534835024" text:id="ct534835024">
          <text:insertion>
            <office:change-info>
              <dc:creator>J Lovejoy</dc:creator>
              <dc:date>2012-11-14T09:42:00</dc:date>
            </office:change-info>
          </text:insertion>
        </text:changed-region>
        <text:changed-region xml:id="ct534834800" text:id="ct534834800">
          <text:insertion>
            <office:change-info>
              <dc:creator>J Lovejoy</dc:creator>
              <dc:date>2012-11-14T09:41:00</dc:date>
            </office:change-info>
          </text:insertion>
        </text:changed-region>
        <text:changed-region xml:id="ct534835408" text:id="ct534835408">
          <text:insertion>
            <office:change-info>
              <dc:creator>J Lovejoy</dc:creator>
              <dc:date>2012-11-14T09:45:00</dc:date>
            </office:change-info>
          </text:insertion>
        </text:changed-region>
        <text:changed-region xml:id="ct534834928" text:id="ct534834928">
          <text:insertion>
            <office:change-info>
              <dc:creator>J Lovejoy</dc:creator>
              <dc:date>2012-11-14T09:41:00</dc:date>
            </office:change-info>
          </text:insertion>
        </text:changed-region>
        <text:changed-region xml:id="ct534835600" text:id="ct534835600">
          <text:deletion>
            <office:change-info>
              <dc:creator>J Lovejoy</dc:creator>
              <dc:date>2012-11-14T09:51:00</dc:date>
            </office:change-info>
            <text:p text:style-name="P1"/>
            <text:p text:style-name="Plain_20_Text"><text:span text:style-name="T1">4. Does not discriminate against persons or groups.</text:span><text:span text:style-name="Comment_20_Reference"><text:span text:style-name="T2"><office:annotation><dc:creator>J Lovejoy</dc:creator><dc:date>2012-11-13T19:25:00</dc:date><text:p text:style-name="P5"><text:span text:style-name="T8">I'm not sure this is necessary</text:span></text:p></office:annotation></text:span></text:span></text:p>
          </text:deletion>
        </text:changed-region>
        <text:changed-region xml:id="ct534804560" text:id="ct534804560">
          <text:insertion>
            <office:change-info>
              <dc:creator>J Lovejoy</dc:creator>
              <dc:date>2012-11-14T09:32:00</dc:date>
            </office:change-info>
          </text:insertion>
        </text:changed-region>
        <text:changed-region xml:id="ct534833680" text:id="ct534833680">
          <text:insertion>
            <office:change-info>
              <dc:creator>J Lovejoy</dc:creator>
              <dc:date>2012-11-14T09:36:00</dc:date>
            </office:change-info>
          </text:insertion>
        </text:changed-region>
        <text:changed-region xml:id="ct534804656" text:id="ct534804656">
          <text:insertion>
            <office:change-info>
              <dc:creator>J Lovejoy</dc:creator>
              <dc:date>2012-11-14T09:32:00</dc:date>
            </office:change-info>
          </text:insertion>
        </text:changed-region>
        <text:changed-region xml:id="ct534833584" text:id="ct534833584">
          <text:deletion>
            <office:change-info>
              <dc:creator>J Lovejoy</dc:creator>
              <dc:date>2012-11-14T09:32:00</dc:date>
            </office:change-info>
            <text:p text:style-name="Plain_20_Text"><text:span text:style-name="T1">Does not require assignment.</text:span></text:p>
          </text:deletion>
        </text:changed-region>
        <text:changed-region xml:id="ct534804464" text:id="ct534804464">
          <text:insertion>
            <office:change-info>
              <dc:creator>J Lovejoy</dc:creator>
              <dc:date>2012-11-14T09:27:00</dc:date>
            </office:change-info>
          </text:insertion>
        </text:changed-region>
        <text:changed-region xml:id="ct534803792" text:id="ct534803792">
          <text:insertion>
            <office:change-info>
              <dc:creator>J Lovejoy</dc:creator>
              <dc:date>2012-11-13T19: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roffice Memorandum</text:p>
      <text:p text:style-name="P1">To:<text:tab/>SPDX Legal Team</text:p>
      <text:p text:style-name="Plain_20_Text"><text:span text:style-name="T1">From:<text:tab/>Thomas H. Vidal (with revisions by Tom Incorvia and Jilayne Lovejoy)</text:span></text:p>
      <text:p text:style-name="Plain_20_Text"><text:span text:style-name="T1">Date:<text:tab/>November 13, 2012</text:span></text:p>
      <text:p text:style-name="P1">Re:<text:tab/>License Inclusion Guidelines [PROPOSED]</text:p>
      <text:p text:style-name="P1">__________________________________________________________________________</text:p>
      <text:p text:style-name="P1"/>
      <text:p text:style-name="P3">I. BACKGROUND PRINCIPLES</text:p>
      <text:p text:style-name="P1"/>
      <text:p text:style-name="Plain_20_Text"><text:span text:style-name="T6">The</text:span><text:span text:style-name="apple-converted-space"><text:span text:style-name="T6"> </text:span></text:span><text:a xlink:type="simple" xlink:href="http://spdx.org/content/spdx-specification"><text:span text:style-name="Internet_20_link"><text:span text:style-name="T6">Software Package Data Exchange® (SPDX®) specification</text:span></text:span></text:a><text:span text:style-name="apple-converted-space"><text:span text:style-name="T6"> </text:span></text:span><text:span text:style-name="T6">is a standard format for communicating the components, licenses and copyrights associated with open source software packages. <text:s/>Use of this standard streamlines license compliance across the supply chain while reducing </text:span><text:span text:style-name="T5">redundant work.</text:span></text:p>
      <text:p text:style-name="P1"/>
      <text:p text:style-name="Plain_20_Text"><text:span text:style-name="T1">The goal of SPDX is not to evaluate licensing information or to provide legal interpretations. <text:s/>The goal is solely to reliably and consistently communicate and share the licensing information so that Companies will have the information necessary to conduct their independent analysis and evaluation. <text:s/></text:span></text:p>
      <text:p text:style-name="P1"/>
      <text:p text:style-name="Plain_20_Text"><text:span text:style-name="T1">Although SPDX has traditionally focused on open source licensing, software may contain a mix of open-source licensed, commercially-licensed, freeware licensed, and other varieties if licensed packages. <text:s/>Thus, it is feasible that a future version of the standard may develop a standardized method of identifying non-open source licenses contained within software packages.</text:span></text:p>
      <text:p text:style-name="P1"/>
      <text:p text:style-name="P3">II. License Inclusion Guidelines</text:p>
      <text:p text:style-name="P1"/>
      <text:p text:style-name="Plain_20_Text"><text:span text:style-name="T1">Because the present focus of SPDX is compliance with open-source software licenses</text:span><text:span text:style-name="Comment_20_Reference"><text:span text:style-name="T2"><office:annotation><dc:creator>J Lovejoy</dc:creator><dc:date>2012-11-13T19:16:00</dc:date><text:p text:style-name="P5"><text:span text:style-name="T8">Is compliance really the "focus"? <text:s/>I would think of SPDX as a vehicle to facilitate compliance</text:span></text:p></office:annotation></text:span></text:span><text:span text:style-name="T1">, any license that is a candidate for inclusion on the SPDX License List must be an "open source" license. <text:s/>At issue is what constitutes an "open source" license.</text:span></text:p>
      <text:p text:style-name="P1"/>
      <text:p text:style-name="Plain_20_Text"><text:span text:style-name="T1">The terms "free software," "open source software," or their variants (FOSS, FLOSS, libre software, etc.) are defined differently by different organizations. O'Reilly Media, for example, states that "[o]pen source usually refers to software that is released with source code under a license that ensures that derivative works will also be available as source code, protects certain rights of the original authors, and prohibits restrictions on how the software can be used or who can use it."</text:span></text:p>
      <text:p text:style-name="P1"/>
      <text:p text:style-name="P1">At a minimum all definitions of open source or free software include the characteristic that the source code be made available for inspection and modification and that the source code may be freely distributed. <text:s/>However, there are a number of other characteristics that vary depending on the policy focus of the defining organization. <text:s/>For example, the Open Software Institute, states that "Open source doesn't just mean access to the source code. <text:s/>The distribution terms of open-source software must comply" with the criteria identified on OSI's website.</text:p>
      <text:p text:style-name="P1"/>
      <text:p text:style-name="P1">The GNU project definition of free software requires that the software distribution provides the user with four essential freedoms. <text:s/>The freedom to run the program, to study and change the program in source code form, to redistribute exact copies, and to distribute modified versions.</text:p>
      <text:p text:style-name="P1"/>
      <text:p text:style-name="P1">Indeed, certain definitions of free software or open source software require that the applicable package meet all of the criteria of the given definition. <text:s/>Because SPDX is not involved with license interpretation, but with collection, communication, and sharing of licensing and other software package information, SPDX <text:soft-page-break/>does not adopt or endorse any particular definition.</text:p>
      <text:p text:style-name="P1"/>
      <text:p text:style-name="Plain_20_Text"><text:span text:style-name="T1">Even though the various definitions of open source software differ in some respects, there are certain fundamental characteristics commonly incorporated in all these definitions. <text:s/>When </text:span><text:change text:change-id="ct534815792"/><text:change-start text:change-id="ct534835312"/><text:span text:style-name="T1">evaluating </text:span><text:change-end text:change-id="ct534835312"/><text:span text:style-name="T1">any license that has been requested for inclusion on the SPDX License List, the committee will </text:span><text:change text:change-id="ct534817872"/><text:change-start text:change-id="ct534835216"/><text:span text:style-name="T1">evaluate </text:span><text:change-end text:change-id="ct534835216"/><text:span text:style-name="T1">the license to determine whether and to what degree the candidate license possess each of the following characteristics. <text:s/></text:span></text:p>
      <text:p text:style-name="P1"/>
      <text:p text:style-name="Plain_20_Text"><text:span text:style-name="T1">1. </text:span><text:change-start text:change-id="ct534833200"/><text:span text:style-name="T1">Access to source code is not restricted. <text:s/></text:span><text:change-end text:change-id="ct534833200"/><text:change text:change-id="ct463438944"/></text:p>
      <text:p text:style-name="P1"/>
      <text:p text:style-name="Plain_20_Text"><text:span text:style-name="T1">2. Allows re-distribution by the licensee of (a) the original source code and/ or (b) the binary code (if applicable), (c) in whole or in part, </text:span><text:change-start text:change-id="ct534833776"/><text:span text:style-name="T1">and </text:span><text:change-end text:change-id="ct534833776"/><text:span text:style-name="T1">(d) without payment of royalties or fees</text:span><text:change text:change-id="ct534833488"/><text:span text:style-name="T1">.</text:span></text:p>
      <text:p text:style-name="P1"/>
      <text:p text:style-name="Plain_20_Text"><text:span text:style-name="T1">3. Allows </text:span><text:change-start text:change-id="ct534833872"/><text:span text:style-name="T1">the licensee to modify the work </text:span><text:change-end text:change-id="ct534833872"/><text:change text:change-id="ct534834512"/><text:span text:style-name="T1">and distribut</text:span><text:change-start text:change-id="ct534834224"/><text:span text:style-name="T1">e</text:span><text:change-end text:change-id="ct534834224"/><text:change text:change-id="ct534834416"/><text:span text:style-name="T1"> </text:span><text:change text:change-id="ct534834320"/><text:change-start text:change-id="ct534833968"/><text:span text:style-name="T1">modified versions</text:span><text:change-end text:change-id="ct534833968"/><text:span text:style-name="T1">.</text:span></text:p>
      <text:p text:style-name="P1"><text:change-start text:change-id="ct534834608"/></text:p>
      <text:p text:style-name="Plain_20_Text"><text:span text:style-name="T1">4. Allows the </text:span><text:change-end text:change-id="ct534834608"/><text:change-start text:change-id="ct534835120"/><text:span text:style-name="T1">licensee to </text:span><text:change-end text:change-id="ct534835120"/><text:change-start text:change-id="ct534834704"/><text:span text:style-name="T1">combine the work with other works and the distribut</text:span><text:change-end text:change-id="ct534834704"/><text:change-start text:change-id="ct534835024"/><text:span text:style-name="T1">e</text:span><text:change-end text:change-id="ct534835024"/><text:change-start text:change-id="ct534834800"/><text:span text:style-name="T1"> the combined </text:span><text:change-end text:change-id="ct534834800"/><text:change-start text:change-id="ct534835408"/><text:span text:style-name="T1">version</text:span><text:change-end text:change-id="ct534835408"/><text:change-start text:change-id="ct534834928"/><text:span text:style-name="T1">.</text:span><text:change-end text:change-id="ct534834928"/></text:p>
      <text:p text:style-name="Plain_20_Text"><text:change text:change-id="ct534835600"/><text:span text:style-name="Comment_20_Reference"><text:span text:style-name="T4"/></text:span></text:p>
      <text:p text:style-name="P1"/>
      <text:p text:style-name="Plain_20_Text"><text:span text:style-name="T1">5</text:span><text:span text:style-name="Comment_20_Reference"><text:span text:style-name="T2"><office:annotation><dc:creator>J Lovejoy</dc:creator><dc:date>2012-11-14T10:00:00</dc:date><text:p text:style-name="P5"><text:span text:style-name="T8">Pick up here on next legal call - 11/28/2012</text:span></text:p></office:annotation></text:span></text:span><text:span text:style-name="T1">. Is not "locked down" or otherwise tied to a specific product, distribution package, or technology.</text:span></text:p>
      <text:p text:style-name="P1"/>
      <text:p text:style-name="Plain_20_Text"><text:span text:style-name="T1">6. </text:span><text:change-start text:change-id="ct534804560"/><text:span text:style-name="T1">Each recipient of the software receives the same grant of rights directly from the licensor (rather than a sub-license</text:span><text:change-end text:change-id="ct534804560"/><text:change-start text:change-id="ct534833680"/><text:span text:style-name="T1"> or requiring assignment</text:span><text:change-end text:change-id="ct534833680"/><text:change-start text:change-id="ct534804656"/><text:span text:style-name="T1">.)</text:span><text:change-end text:change-id="ct534804656"/><text:change text:change-id="ct534833584"/><text:change-start text:change-id="ct534804464"/><text:span text:style-name="T1"> </text:span><text:change-end text:change-id="ct534804464"/></text:p>
      <text:p text:style-name="P1"/>
      <text:p text:style-name="Plain_20_Text"><text:span text:style-name="T1">7. The license is irrevocable </text:span><text:span text:style-name="Comment_20_Reference"><text:span text:style-name="T2"><office:annotation><dc:creator>J Lovejoy</dc:creator><dc:date>2012-11-13T19:25:00</dc:date><text:p text:style-name="P5"><text:span text:style-name="T8">Most OSS licenses don't actually say this, though... ??</text:span></text:p></office:annotation></text:span></text:span><text:span text:style-name="T1">and may not be not modified retroactively by the licensor</text:span><text:span text:style-name="Comment_20_Reference"><text:span text:style-name="T2"><office:annotation><dc:creator>J Lovejoy</dc:creator><dc:date>2012-11-13T19:26:00</dc:date><text:p text:style-name="P5"><text:span text:style-name="T8">What about the option to use any later version of the license? <text:s/>Could that count as "modifying the license retroactively"?</text:span></text:p></office:annotation></text:span></text:span><text:span text:style-name="T1">.</text:span></text:p>
      <text:p text:style-name="P1"/>
      <text:p text:style-name="Plain_20_Text"><text:span text:style-name="T1">8. The license text offered by the licensor to licensees of the software package or component is stable over time and not subject to arbitrary change</text:span><text:span text:style-name="Comment_20_Reference"><text:span text:style-name="T2"><office:annotation><dc:creator>J Lovejoy</dc:creator><dc:date>2012-11-13T19:28:00</dc:date><text:p text:style-name="P5"><text:span text:style-name="T8">I'm not sure what this means - should this really be "license author" not "licensor"?</text:span></text:p></office:annotation></text:span></text:span><text:span text:style-name="T1">, such that different licensees under the same type of license will likely be governed by the same license terms, conditions, provisions, and language</text:span><text:span text:style-name="Comment_20_Reference"><text:span text:style-name="T2"><office:annotation><dc:creator>J Lovejoy</dc:creator><dc:date>2012-11-13T19:29:00</dc:date><text:p text:style-name="P5"><text:span text:style-name="T8">Again, I'm a little lost as to what this is referring to.</text:span></text:p></office:annotation></text:span></text:span><text:span text:style-name="T1">.</text:span></text:p>
      <text:p text:style-name="P1"/>
      <text:p text:style-name="Plain_20_Text"><text:span text:style-name="T1">Determining whether a candidate license is deemed to be "open source," will require the committee to engage in a case-by-case evaluation of each of these factors. <text:s/>The committee may prepare a memorandum explaining its reasoning, analysis, and conclusions with respect to a candidate license as a means of developing precedent and publish the same on the SPDX website. Nevertheless, the committee is not required to do so.</text:span></text:p>
      <text:p text:style-name="P1"/>
      <text:p text:style-name="P1"><text:change-start text:change-id="ct534803792"/>-- maybe add some other guidelines here as to attributes of licenses that will cause a license to NOT be added to the SPDX License List -- <text:change-end text:change-id="ct534803792"/></text:p>
      <text:p text:style-name="P1"/>
      <text:p text:style-name="P1">*** *** *** END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mily-generic="swiss"/>
    <style:font-face style:name="Lucida Sans1" svg:font-family="'Lucida Sans'" style:font-family-generic="swiss"/>
    <style:font-face style:name="Calibri" svg:font-family="Calibri"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efault_20_Paragraph_20_Font" style:display-name="Default Paragraph Font" style:family="text"/>
    <style:style style:name="Book_20_Title" style:display-name="Book Title" style:family="text">
      <style:text-properties fo:font-variant="small-caps" fo:letter-spacing="0.0035in" fo:font-weight="bold" style:font-weight-asian="bold" style:font-name-complex="Times New Roman" style:font-weight-complex="bold"/>
    </style:style>
    <style:style style:name="apple-converted-space"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aofficeInteroffice Memorandum</dc:title>
    <meta:initial-creator>tomi</meta:initial-creator>
    <meta:creation-date>2012-11-13T19:29:00</meta:creation-date>
    <dc:creator>J Lovejoy</dc:creator>
    <dc:date>2012-11-14T10:00:00</dc:date>
    <meta:print-date>2012-11-13T05:25:00</meta:print-date>
    <meta:editing-cycles>8</meta:editing-cycles>
    <meta:editing-duration>PT45M</meta:editing-duration>
    <meta:document-statistic meta:table-count="0" meta:image-count="0" meta:object-count="0" meta:page-count="2" meta:paragraph-count="37" meta:word-count="883" meta:character-count="5669"/>
    <meta:generator>OpenOffice.org/3.4$Unix OpenOffice.org_project/340m1$Build-9590</meta:generator>
  </office:meta>
</office:document-meta>
</file>